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line-through-style="solid"/>
    </style:style>
    <style:style style:name="T5" style:family="text">
      <style:text-properties style:text-line-through-style="solid"/>
    </style:style>
    <style:style style:name="T6" style:family="text">
      <style:text-properties style:text-line-through-style="solid"/>
    </style:style>
    <style:style style:name="T7" style:family="text">
      <style:text-properties style:text-line-through-style="solid"/>
    </style:style>
    <style:style style:name="T8" style:family="text">
      <style:text-properties style:text-line-through-style="solid"/>
    </style:style>
    <style:style style:name="T9" style:family="text">
      <style:text-properties style:text-line-through-style="solid"/>
    </style:style>
    <style:style style:name="T10" style:family="text">
      <style:text-properties style:text-line-through-style="solid"/>
    </style:style>
    <style:style style:name="T11" style:family="text">
      <style:text-properties style:text-line-through-style="solid"/>
    </style:style>
    <style:style style:name="T12" style:family="text">
      <style:text-properties style:text-line-through-style="solid"/>
    </style:style>
    <style:style style:name="T13" style:family="text">
      <style:text-properties style:text-line-through-style="solid"/>
    </style:style>
    <style:style style:name="T14" style:family="text">
      <style:text-properties style:text-line-through-style="solid" style:font-name="Courier New" style:font-name-asian="Courier New" style:font-name-complex="Courier New"/>
    </style:style>
    <style:style style:name="T15" style:family="text">
      <style:text-properties style:text-line-through-style="solid"/>
    </style:style>
    <style:style style:name="T16" style:family="text">
      <style:text-properties style:text-line-through-style="solid"/>
    </style:style>
    <style:style style:name="T17" style:family="text">
      <style:text-properties style:text-line-through-style="solid"/>
    </style:style>
    <style:style style:name="T18" style:family="text">
      <style:text-properties style:text-line-through-style="solid"/>
    </style:style>
    <style:style style:name="T19" style:family="text">
      <style:text-properties style:text-line-through-style="solid"/>
    </style:style>
    <style:style style:name="T20" style:family="text">
      <style:text-properties style:text-line-through-style="solid"/>
    </style:style>
    <style:style style:name="T21" style:family="text">
      <style:text-properties style:text-line-through-style="solid"/>
    </style:style>
    <style:style style:name="T22" style:family="text">
      <style:text-properties style:text-line-through-style="solid"/>
    </style:style>
    <style:style style:name="T23" style:family="text">
      <style:text-properties style:text-line-through-style="solid"/>
    </style:style>
    <style:style style:name="T24" style:family="text">
      <style:text-properties style:text-line-through-style="solid"/>
    </style:style>
    <style:style style:name="T25" style:family="text">
      <style:text-properties style:text-line-through-style="solid"/>
    </style:style>
    <style:style style:name="T26" style:family="text">
      <style:text-properties style:text-line-through-style="solid"/>
    </style:style>
    <style:style style:name="T27" style:family="text">
      <style:text-properties style:text-line-through-style="solid"/>
    </style:style>
    <style:style style:name="T28" style:family="text">
      <style:text-properties style:text-line-through-style="solid"/>
    </style:style>
    <style:style style:name="T29" style:family="text">
      <style:text-properties style:text-line-through-style="solid"/>
    </style:style>
    <style:style style:name="T30" style:family="text">
      <style:text-properties style:text-line-through-style="solid"/>
    </style:style>
    <style:style style:name="T31" style:family="text">
      <style:text-properties style:text-line-through-style="solid"/>
    </style:style>
    <style:style style:name="T32" style:family="text">
      <style:text-properties style:text-line-through-style="solid"/>
    </style:style>
    <style:style style:name="T33" style:family="text">
      <style:text-properties style:text-line-through-style="solid"/>
    </style:style>
    <style:style style:name="T34" style:family="text">
      <style:text-properties style:text-line-through-style="solid"/>
    </style:style>
    <style:style style:name="T35" style:family="text">
      <style:text-properties style:text-line-through-style="solid"/>
    </style:style>
    <style:style style:name="T36" style:family="text">
      <style:text-properties style:text-line-through-style="solid"/>
    </style:style>
    <style:style style:name="T37" style:family="text">
      <style:text-properties style:text-line-through-style="solid"/>
    </style:style>
    <style:style style:name="T38" style:family="text">
      <style:text-properties style:text-line-through-style="solid"/>
    </style:style>
    <style:style style:name="T39" style:family="text">
      <style:text-properties style:text-line-through-style="solid"/>
    </style:style>
    <style:style style:name="T40" style:family="text">
      <style:text-properties style:text-line-through-style="solid"/>
    </style:style>
    <style:style style:name="T41" style:family="text">
      <style:text-properties style:text-line-through-style="solid"/>
    </style:style>
    <style:style style:name="T42" style:family="text">
      <style:text-properties style:text-line-through-style="solid"/>
    </style:style>
    <style:style style:name="T43" style:family="text">
      <style:text-properties style:text-line-through-style="solid"/>
    </style:style>
    <style:style style:name="T44" style:family="text">
      <style:text-properties style:text-line-through-style="solid"/>
    </style:style>
    <style:style style:name="T45" style:family="text">
      <style:text-properties style:text-line-through-style="solid"/>
    </style:style>
    <style:style style:name="T46" style:family="text">
      <style:text-properties style:text-line-through-style="solid"/>
    </style:style>
    <style:style style:name="T47" style:family="text">
      <style:text-properties style:text-line-through-style="solid"/>
    </style:style>
    <style:style style:name="T48" style:family="text">
      <style:text-properties style:text-line-through-style="solid"/>
    </style:style>
    <style:style style:name="T49" style:family="text">
      <style:text-properties style:text-line-through-style="solid"/>
    </style:style>
    <style:style style:name="T50" style:family="text">
      <style:text-properties style:text-line-through-style="solid"/>
    </style:style>
    <style:style style:name="T51" style:family="text">
      <style:text-properties style:text-line-through-style="solid" style:font-name="Courier New" style:font-name-asian="Courier New" style:font-name-complex="Courier New"/>
    </style:style>
    <style:style style:name="T52" style:family="text">
      <style:text-properties style:text-line-through-style="solid"/>
    </style:style>
    <style:style style:name="T53" style:family="text">
      <style:text-properties style:text-line-through-style="solid"/>
    </style:style>
    <style:style style:name="T54" style:family="text">
      <style:text-properties style:text-line-through-style="solid"/>
    </style:style>
    <style:style style:name="T55" style:family="text">
      <style:text-properties style:text-line-through-style="solid"/>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fo:font-variant="small-caps"/>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text-position="super 58%"/>
    </style:style>
    <style:style style:name="T115" style:family="text">
      <style:text-properties fo:font-style="italic" style:font-style-asian="italic" style:font-style-complex="italic" style:text-position="super 58%"/>
    </style:style>
    <style:style style:name="T116" style:family="text">
      <style:text-properties fo:font-style="italic" style:font-style-asian="italic" style:font-style-complex="italic" style:text-position="super 58%"/>
    </style:style>
    <style:style style:name="T117" style:family="text">
      <style:text-properties fo:font-style="italic" style:font-style-asian="italic" style:font-style-complex="italic" style:text-position="super 58%"/>
    </style:style>
    <style:style style:name="T118" style:family="text">
      <style:text-properties fo:font-style="italic" style:font-style-asian="italic" style:font-style-complex="italic" style:text-position="super 58%"/>
    </style:style>
    <style:style style:name="T119" style:family="text">
      <style:text-properties fo:font-style="italic" style:font-style-asian="italic" style:font-style-complex="italic" style:text-position="super 58%"/>
    </style:style>
    <style:style style:name="T120" style:family="text">
      <style:text-properties fo:font-style="italic" style:font-style-asian="italic" style:font-style-complex="italic" style:text-position="super 58%"/>
    </style:style>
    <style:style style:name="T121" style:family="text">
      <style:text-properties fo:font-style="italic" style:font-style-asian="italic" style:font-style-complex="italic" style:text-position="super 58%"/>
    </style:style>
    <style:style style:name="T122" style:family="text">
      <style:text-properties style:font-name="Courier New" style:font-name-asian="Courier New" style:font-name-complex="Courier New"/>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text-position="super 58%"/>
    </style:style>
    <style:style style:name="T125" style:family="text">
      <style:text-properties fo:font-style="italic" style:font-style-asian="italic" style:font-style-complex="italic" style:text-position="super 58%"/>
    </style:style>
    <style:style style:name="T126" style:family="text">
      <style:text-properties fo:font-style="italic" style:font-style-asian="italic" style:font-style-complex="italic" style:text-position="super 58%"/>
    </style:style>
    <style:style style:name="T127" style:family="text">
      <style:text-properties fo:font-style="italic" style:font-style-asian="italic" style:font-style-complex="italic" style:text-position="super 58%"/>
    </style:style>
    <style:style style:name="T128" style:family="text">
      <style:text-properties fo:font-style="italic" style:font-style-asian="italic" style:font-style-complex="italic" style:text-position="super 58%"/>
    </style:style>
    <style:style style:name="T129" style:family="text">
      <style:text-properties fo:font-style="italic" style:font-style-asian="italic" style:font-style-complex="italic" style:text-position="super 58%"/>
    </style:style>
    <style:style style:name="T130" style:family="text">
      <style:text-properties fo:font-style="italic" style:font-style-asian="italic" style:font-style-complex="italic" style:text-position="super 58%"/>
    </style:style>
    <style:style style:name="T131" style:family="text">
      <style:text-properties fo:font-variant="small-caps"/>
    </style:style>
    <style:style style:name="T132" style:family="text">
      <style:text-properties fo:font-variant="small-caps"/>
    </style:style>
    <style:style style:name="T133" style:family="text">
      <style:text-properties fo:font-variant="small-caps"/>
    </style:style>
    <style:style style:name="T134" style:family="text">
      <style:text-properties fo:font-variant="small-caps"/>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variant="small-caps"/>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2">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3">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Quotations">
      <style:paragraph-properties fo:margin-left="0.5in" fo:margin-right="0in" fo:text-indent="0in" style:auto-text-indent="false"/>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4">
    </style:style>
    <style:style style:name="P35" style:family="paragraph" style:parent-style-name="Preformatted_20_Text">
    </style:style>
  </office:automatic-styles>
  <office:body>
    <office:text>
      <text:h text:style-name="Title">HTML, PDF, epub, odt und mobi</text:h>
      <text:p text:style-name="Author">mit pandocs markdown unter Rumex erstellen</text:p>
      <text:p text:style-name="Date">Stefan Blechschmidt, 2013</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Neudeutsch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die innerhalb (g)vim zur Verfügung stehen.<text:line-break/><text:span text:style-name="T4">Eine</text:span><text:span text:style-name="T5"> </text:span><text:span text:style-name="T6">Besonderheit</text:span><text:span text:style-name="T7"> </text:span><text:span text:style-name="T8">ist</text:span><text:span text:style-name="T9"> </text:span><text:span text:style-name="T10">dass</text:span><text:span text:style-name="T11"> </text:span><text:span text:style-name="T12">die</text:span><text:span text:style-name="T13"> </text:span><text:span text:style-name="T14">.htm</text:span><text:span text:style-name="T15"> </text:span><text:span text:style-name="T16">Datei</text:span><text:span text:style-name="T17"> </text:span><text:span text:style-name="T18">auch</text:span><text:span text:style-name="T19"> </text:span><text:span text:style-name="T20">ohne</text:span><text:span text:style-name="T21"> </text:span><text:span text:style-name="T22">die</text:span><text:span text:style-name="T23"> </text:span><text:span text:style-name="T24">zusätzlichen</text:span><text:span text:style-name="T25"> </text:span><text:span text:style-name="T26">Dateien</text:span><text:span text:style-name="T27"> </text:span><text:span text:style-name="T28">wie</text:span> <text:span text:style-name="T29">Bilder</text:span><text:span text:style-name="T30"> </text:span><text:span text:style-name="T31">oder</text:span><text:span text:style-name="T32"> </text:span><text:span text:style-name="T33">die</text:span><text:span text:style-name="T34"> </text:span><text:span text:style-name="T35">CSS</text:span><text:span text:style-name="T36"> </text:span><text:span text:style-name="T37">Datei</text:span><text:span text:style-name="T38"> </text:span><text:span text:style-name="T39">funktionieren.</text:span><text:span text:style-name="T40"> </text:span><text:span text:style-name="T41">Alle</text:span><text:span text:style-name="T42"> </text:span><text:span text:style-name="T43">Daten</text:span><text:span text:style-name="T44"> </text:span><text:span text:style-name="T45">werden</text:span><text:span text:style-name="T46"> </text:span><text:span text:style-name="T47">in</text:span><text:span text:style-name="T48"> </text:span><text:span text:style-name="T49">die</text:span><text:span text:style-name="T50"> </text:span><text:span text:style-name="T51">.htm</text:span><text:span text:style-name="T52"> </text:span><text:span text:style-name="T53">Datei</text:span><text:span text:style-name="T54"> </text:span><text:span text:style-name="T55">eingebunden.</text:span><text:note text:id="ftn1" text:note-class="footnote"><text:note-citation>2</text:note-citation><text:note-body><text:p text:style-name="Footnote">Diese Eigenschaft wurde wieder entfernt da bei Dateien mit sehr vielen Bildern oder gar Videos, die auch in die HTML Datei eingebunden werden, diese sehr groß wird. Bei der Verwaltung durch git wirkt sich diese Eigenschaft auch ungünstig aus.</text:p></text:note-body></text:note><text:line-break/>Auch wurde die <text:a xlink:type="simple" xlink:href="#litfunk" office:name=""><text:span text:style-name="Definition">Literaturfunktion</text:span></text:a> von Pandoc eingebaut sodass Verweise auf anderen Quellen in den Denkschriften verwendet werden können.</text:p>
      <text:h text:style-name="Heading_20_1" text:outline-level="1">Die (g)vim statik Kurztaste in Rumex</text:h>
      <text:p text:style-name="First_20_paragraph">Ab der Rumex Version 0.8.2 sind die Funktionstasten in Rumex enthalten. Folgende F-Tasten wurden belegt.</text:p>
      <text:p text:style-name="Definition_20_Term">F5</text:p>
      <text:p text:style-name="Definition_20_Definition">Erstellt die <text:span text:style-name="T56">.htm</text:span> Datei ohne Inhaltsverzeichnis.</text:p>
      <text:p text:style-name="Definition_20_Term">Shift+F5</text:p>
      <text:p text:style-name="Definition_20_Definition">Erstellt die <text:span text:style-name="T57">.htm</text:span> Datei mit Inhaltsverzeichnis bin zur Ebene 3.</text:p>
      <text:p text:style-name="Definition_20_Term">Alt+F5</text:p>
      <text:p text:style-name="Definition_20_Definition">Erstellt die <text:span text:style-name="T58">.htm</text:span> Datei mit kompletten Inhaltsverzeichnis bzw. bis Ebene 5 da LaTeX auch nicht mehr Ebenen unterstützt und die beiden Ausgabe Format annähernd identisch sein sollten.</text:p>
      <text:p text:style-name="Definition_20_Term">Ctrl+F5</text:p>
      <text:p text:style-name="Definition_20_Definition">Öffnet die <text:span text:style-name="T59">.htm</text:span> Datei.</text:p>
      <text:p text:style-name="Definition_20_Term">F6</text:p>
      <text:p text:style-name="Definition_20_Definition">Erstellt die <text:span text:style-name="T60">.pdf</text:span> Datei ohne Inhaltsverzeichnis.</text:p>
      <text:p text:style-name="Definition_20_Term">Shift+F6</text:p>
      <text:p text:style-name="Definition_20_Definition">Erstellt die <text:span text:style-name="T61">.pdf</text:span> Datei mit Inhaltsverzeichnis bis zur Ebene 3.</text:p>
      <text:p text:style-name="Definition_20_Term">Alt+F6</text:p>
      <text:p text:style-name="Definition_20_Definition">Erstellt die <text:span text:style-name="T62">.pdf</text:span> Datei mit kompletten Inhaltsverzeichnis. Hier ist anzumerken dass LaTeX nur Inhaltsverzeichnisse bis zur Ebene 5 unterstützt. Das HTML Format wurde entsprechend angepasst, siehe oben.</text:p>
      <text:p text:style-name="Definition_20_Term">Ctrl+F6</text:p>
      <text:p text:style-name="Definition_20_Definition">Öffnet die <text:span text:style-name="T63">.pdf</text:span> Datei. Zur Zeit wird nur zathura unterstützt.</text:p>
      <text:p text:style-name="Definition_20_Term">F7</text:p>
      <text:p text:style-name="Definition_20_Definition">Erstellt die restlichen Formate, <text:span text:style-name="T64">.epub</text:span>, <text:span text:style-name="T65">.odt</text:span> und <text:span text:style-name="T66">.mobi</text:span>.</text:p>
      <text:p text:style-name="Definition_20_Term">Ctrl-F7</text:p>
      <text:p text:style-name="Definition_20_Definition">Öffnet die Literatur Verwaltung <text:span text:style-name="T67">rumex.bib</text:span>. Voraussetzung, jabref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statik.css statik.css</text:p>
      <text:h text:style-name="Heading_20_1" text:outline-level="1">Die Literaturverzeichnis Funktion</text:h>
      <text:p text:style-name="First_20_paragraph">Bei lesen des Artikels <text:span text:style-name="T68">"PDF-Dokumente</text:span><text:span text:style-name="T69"> </text:span><text:span text:style-name="T70">schreiben</text:span><text:span text:style-name="T71"> </text:span><text:span text:style-name="T72">mit</text:span><text:span text:style-name="T73"> </text:span><text:span text:style-name="T74">Pandoc</text:span><text:span text:style-name="T75"> </text:span><text:span text:style-name="T76">und</text:span><text:span text:style-name="T77"> </text:span><text:span text:style-name="T78">Markdown"</text:span><text:span text:style-name="T79"> </text:span><text:span text:style-name="T80">(</text:span><text:span text:style-name="T81">Stender</text:span><text:span text:style-name="T82">,</text:span><text:span text:style-name="T83"> </text:span><text:span text:style-name="T84">2013</text:span><text:span text:style-name="T85">)</text:span> ist mir die Idee gekommen die Rumex <text:span text:style-name="T86">statik</text:span><text:span text:style-name="T87"> </text:span><text:span text:style-name="T88">Funktion</text:span> mit einem Literaturverzeichnis, die ja auch in pandoc zur Verfügung steht, zu versehen.</text:p>
      <text:h text:style-name="Heading_20_4" text:outline-level="4">Nachteil des Literaturverzeichnisses</text:h>
      <text:p text:style-name="First_20_paragraph">Das Literaturverzeichnis wird immer gesetzt, auch dann wenn es nicht verwendet wird. Bedingt durch die CSS Formatierung</text:p>
      <text:p text:style-name="P4">.references:before {</text:p>
      <text:p text:style-name="P5"><text:s text:c="4"/>content: "Literaturverzeichnis";</text:p>
      <text:p text:style-name="First_20_paragraph">wird somit die Überschrift <text:span text:style-name="T89">Literaturverzeichnis</text:span> immer angezeigt. Will man diese ausschalten kann man folgenden Trick verwenden.</text:p>
      <text:p text:style-name="Text_20_body">Man schreibt dazu in die letzte Zeile des Dokuments die HTML Anweisung</text:p>
      <text:p text:style-name="P6">&lt;div style="display:none;"&gt;</text:p>
      <text:p text:style-name="First_20_paragraph">Diese Anweisung erstellt zwar eine fehlerhaften HTML Seite. Der Browser wird aber diesen Fehler automatisch korrigieren. Der div TAG, der das Literaturverzeichnis definiert, wird somit von dem <text:span text:style-name="T90">display:none</text:span> div TAG umschlossen und ausgeblendet.</text:p>
      <text:h text:style-name="Heading_20_2" text:outline-level="2">Installation</text:h>
      <text:p text:style-name="First_20_paragraph">Für die Verwendung der Literaturfunktion muss pandoc um das Zusatzprogramm <text:span text:style-name="T91">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7">cabal update</text:p>
      <text:p text:style-name="P8">cabal install pandoc pandoc-citeproc</text:p>
      <text:p text:style-name="First_20_paragraph">Zu guter Letzt erstellt man noch die symbolischen Links der beiden Programme.</text:p>
      <text:p text:style-name="P9">sudo ln -s /home/USER/.cabal/bin/pandoc /usr/local/bin/.</text:p>
      <text:p text:style-name="P10">sudo ln -s /home/USER/.cabal/bin/pandoc-citeproc /usr/local/bin/.</text:p>
      <text:h text:style-name="Heading_20_3" text:outline-level="3">Nachinstallation Rumex</text:h>
      <text:p text:style-name="First_20_paragraph">Wer Rumex schon im Einsatz hat muss für die Erweiterung ein wenig Hand anlegen. Zu erste holt man sich die neue Version<text:note text:id="ftn2" text:note-class="footnote"><text:note-citation>3</text:note-citation><text:note-body><text:p text:style-name="Footnote">Die Literatur Erweiterung ist ab der Rumex Version 0.8.2 enthalten.</text:p></text:note-body></text:note> von rumex.</text:p>
      <text:p text:style-name="Text_20_body">Dann braucht man noch drei zusätzliche Dateien im Verzeichnis <text:span text:style-name="T92">.rx</text:span>.</text:p>
      <text:list text:style-name="L2">
        <text:list-item>
          <text:p text:style-name="P11"><text:span text:style-name="T93">rumex.bib</text:span></text:p>
        </text:list-item>
        <text:list-item>
          <text:p text:style-name="P11"><text:span text:style-name="T94">rumex.csl</text:span></text:p>
        </text:list-item>
        <text:list-item>
          <text:p text:style-name="P11"><text:span text:style-name="T95">statik.css</text:span></text:p>
        </text:list-item>
      </text:list>
      <text:p text:style-name="First_20_paragraph">Wobei der <text:a xlink:type="simple" xlink:href="#literatur-stil" office:name=""><text:span text:style-name="Definition">Literatur Vorlage Stiel</text:span></text:a> und die CSS Datei nur verlinkt wird. In der <text:span text:style-name="T96">rumex.bib</text:span> werden dann die Literatur Verweise verwaltet.</text:p>
      <text:p text:style-name="P12">cd .rx</text:p>
      <text:p text:style-name="P13">touch rumex.bib</text:p>
      <text:p text:style-name="P14">ln -s ../.rumex/default/din-1505-2.csl rumex.csl</text:p>
      <text:p text:style-name="P15">ln -s ../.rumex/default/statik.css statik.css</text:p>
      <text:h text:style-name="Heading_20_3" text:outline-level="3">Literatur Stil</text:h>
      <text:p text:style-name="First_20_paragraph">Als Literatur Stil kommt <text:span text:style-name="T97">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98">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6">sudo apt-get install jabref</text:p>
      <text:p text:style-name="First_20_paragraph">Der Aufruf des Programms wurde auch auf einen F Taste gelegt. Wer eine anderes Programm verwenden will muss diesen entsprechend anpassen.</text:p>
      <text:h text:style-name="Heading_20_3" text:outline-level="3">Tipps</text:h>
      <text:list text:style-name="L3">
        <text:list-item>
          <text:p text:style-name="P17">Auf Wikipedia (2013) findet man eine schöne Beschreibung über die Literatur Verwaltung mit BibTex.</text:p>
        </text:list-item>
        <text:list-item>
          <text:p text:style-name="P17">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99">"Werkzeuge -&gt; Seite zitieren"</text:span> weiter geholfen.</text:p>
        </text:list-item>
        <text:list-item>
          <text:p text:style-name="P17">Für das zitieren von Internetseiten verwende ich folgende Formate.</text:p>
        </text:list-item>
      </text:list>
      <text:p text:style-name="P18"><text:s text:c="4"/>@ELECTRONIC{ wiki:bibtex,</text:p>
      <text:p text:style-name="P19"><text:s text:c="8"/>author = "Wikipedia",</text:p>
      <text:p text:style-name="P20"><text:s text:c="8"/>title = "BibTeX --- Wikipedia{,} Die freie Enzyklopädie",</text:p>
      <text:p text:style-name="P21"><text:s text:c="8"/>year = "2013",</text:p>
      <text:p text:style-name="P22"><text:s text:c="8"/>url = "http://de.wikipedia.org/w/index.php?title=BibTeX&amp;oldid=124228120", </text:p>
      <text:p text:style-name="P23"><text:s text:c="8"/>note = "[Online; Stand 18. Dezember 2013]"</text:p>
      <text:p text:style-name="P24"><text:s text:c="4"/>}</text:p>
      <text:p text:style-name="P25">...oder</text:p>
      <text:p text:style-name="P26"><text:s text:c="4"/>@WWW{ wiki:bibtex,</text:p>
      <text:p text:style-name="P27"><text:s text:c="8"/>author = "Wikipedia",</text:p>
      <text:p text:style-name="P28"><text:s text:c="8"/>title = "BibTeX --- Wikipedia{,} Die freie Enzyklopädie",</text:p>
      <text:p text:style-name="P29"><text:s text:c="8"/>year = "2013",</text:p>
      <text:p text:style-name="P30"><text:s text:c="8"/>url = "http://de.wikipedia.org/w/index.php?title=BibTeX&amp;oldid=124228120", </text:p>
      <text:p text:style-name="P31"><text:s text:c="8"/>note = "[Online; Stand 18. Dezember 2013]"</text:p>
      <text:p text:style-name="P32"><text:s text:c="4"/>}</text:p>
      <text:p text:style-name="First_20_paragraph">Dieses Format wird aber von jabref nicht unterstützt und gegen ein anders ausgetauscht.</text:p>
      <text:p text:style-name="P33">beide erzeugen den Eintrag der auf dieser Seite im Literaturverzeichnis zu finden ist.</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4">
        <text:list-item>
          <text:p text:style-name="P34">Die Datei bzw. das Verzeichnis in <text:span text:style-name="T100">.gitignore</text:span> hinterlegen. Somit wird diese nicht verwaltet und auch nicht, bei einem <text:span text:style-name="T101">make online</text:span>, hoch geladen.</text:p>
        </text:list-item>
        <text:list-item>
          <text:p text:style-name="P34">Eine zweite lokale Rumex Installation die nur für Denkschriften verwendet wird.</text:p>
        </text:list-item>
      </text:list>
      <text:h text:style-name="Heading_20_2" text:outline-level="2">Einbinden von Bildern</text:h>
      <text:p text:style-name="First_20_paragraph">Bei dem Einbinden der Bilder muss man beachten dass die Erstellung der statik Datei vom Verzeichnis <text:span text:style-name="T102">.rx</text:span> ausgeht.</text:p>
      <text:p text:style-name="Text_20_body">Will man also ein Bild, dass im Ordner der Statik Datei liegt einbinden so muss auch auf das Bild aus der Sicht des <text:span text:style-name="T103">.rx</text:span> Verzeichnisses eingebunden werden.</text:p>
      <text:p text:style-name="Text_20_body">Beispiel:</text:p>
      <text:p text:style-name="Text_20_body">Das Bild liegt im Ordner <text:span text:style-name="T104">statik</text:span> somit müsste der Markdown Befehl so aussehen.</text:p>
      <text:p text:style-name="P35">![Beispielbild](../statik/beispiel.png)</text:p>
      <text:p text:style-name="First_20_paragraph">In Rumex kann man diese Funktion natürlich auch verwenden. Am besten erstellt man sich dazu ein eigenes Unterverzeichnis und dort die Datei <text:span text:style-name="T105">index.md</text:span> mit den Texten.</text:p>
      <text:h text:style-name="Heading_20_2" text:outline-level="2">Statik Dateien im <text:span text:style-name="T106">.rx</text:span> Verzeichnis</text:h>
      <text:p text:style-name="First_20_paragraph">Es wird sicher passieren dass man die Funktionstasten der Statik Seiten auch bei der Bearbeitung der eigentlichen Rumex Dateien drückt. Durch entsprechende Einträge in der <text:span text:style-name="T107">.gitignore</text:span> Datei werden solche Dateien von einem Upload ausgeschlossen. Mit den Aufruf von <text:span text:style-name="T108">make statikclean</text:span> können die erstellten statik Dateien Schlussendliche aus dem <text:span text:style-name="T109">.rx</text:span> Verzeichnis entfernt werden. Dieser Befehl wird auch bei <text:span text:style-name="T110">make clean</text:span> ausgeführt.</text:p>
      <text:h text:style-name="Heading_20_2" text:outline-level="2">Tipps</text:h>
      <text:p text:style-name="First_20_paragraph">Das PDF Programm <text:span text:style-name="T111">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112">Auto Refresh Plus</text:span><text:span text:style-name="T113"/><text:span text:style-name="T114">C</text:span><text:span text:style-name="T115">h</text:span><text:span text:style-name="T116">r</text:span><text:span text:style-name="T117">o</text:span><text:span text:style-name="T118">m</text:span><text:span text:style-name="T119">i</text:span><text:span text:style-name="T120">u</text:span><text:span text:style-name="T121">m</text:span> bzw. <text:span text:style-name="T122">Tab Auto Reload</text:span><text:span text:style-name="T123"/><text:span text:style-name="T124">F</text:span><text:span text:style-name="T125">i</text:span><text:span text:style-name="T126">r</text:span><text:span text:style-name="T127">e</text:span><text:span text:style-name="T128">F</text:span><text:span text:style-name="T129">o</text:span><text:span text:style-name="T130">x</text:span>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p text:style-name="First_20_paragraph"><text:span text:style-name="T131">Stender</text:span><text:span text:style-name="T132">,</text:span><text:span text:style-name="T133"> </text:span><text:span text:style-name="T134">Daniel</text:span>: <text:span text:style-name="T135">PDF-Dokumente</text:span><text:span text:style-name="T136"> </text:span><text:span text:style-name="T137">schreiben</text:span><text:span text:style-name="T138"> </text:span><text:span text:style-name="T139">mit</text:span><text:span text:style-name="T140"> </text:span><text:span text:style-name="T141">Pandoc</text:span><text:span text:style-name="T142"> </text:span><text:span text:style-name="T143">und</text:span><text:span text:style-name="T144"> </text:span><text:span text:style-name="T145">Markdown</text:span>. URL <text:a xlink:type="simple" xlink:href="http://www.pro-linux.de/artikel/2/1635/3,bibliographie.html" office:name=""><text:span text:style-name="Definition">http://www.pro-linux.de/artikel/2/1635/3,bibliographie.html</text:span></text:a></text:p>
      <text:p text:style-name="Text_20_body"><text:span text:style-name="T146">Wikipedia</text:span>: <text:span text:style-name="T147">BibTeX</text:span><text:span text:style-name="T148"> </text:span><text:span text:style-name="T149">—</text:span><text:span text:style-name="T150"> </text:span><text:span text:style-name="T151">Wikipedia</text:span><text:span text:style-name="T152">,</text:span><text:span text:style-name="T153"> </text:span><text:span text:style-name="T154">Die</text:span><text:span text:style-name="T155"> </text:span><text:span text:style-name="T156">freie</text:span><text:span text:style-name="T157"> </text:span><text:span text:style-name="T158">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dc:title>
  </office:meta>
</office:document-meta>
</file>